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4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74cm" fo:min-width="3.59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P1" style:family="paragraph">
      <style:paragraph-properties fo:text-align="center"/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end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Noto Kufi Arabic" fo:font-size="15pt" fo:font-weight="bold" style:font-size-asian="15pt" style:font-weight-asian="bold" style:font-name-complex="Noto Kufi Arabic" style:font-size-complex="15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Noto Kufi Arabic" fo:font-size="15pt" fo:font-weight="bold" style:font-size-asian="15pt" style:font-weight-asian="bold" style:font-name-complex="Noto Kufi Arabic" style:font-size-complex="15pt" style:font-weight-complex="bold"/>
    </style:style>
    <style:style style:name="T1" style:family="text"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T2" style:family="text">
      <style:text-properties style:font-name="Noto Kufi Arabic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1cm" svg:height="1.318cm" svg:x="16.24cm" svg:y="1.154cm">
          <draw:text-box>
            <text:p text:style-name="P1"><text:span text:style-name="T1">توضیحات</text:span></text:p>
          </draw:text-box>
        </draw:frame>
        <draw:frame draw:style-name="gr1" draw:text-style-name="P2" draw:layer="layout" svg:width="2.921cm" svg:height="1.318cm" svg:x="1.541cm" svg:y="1.154cm">
          <draw:text-box>
            <text:p text:style-name="P1"><text:span text:style-name="T1">عبارت</text:span></text:p>
          </draw:text-box>
        </draw:frame>
        <draw:frame draw:style-name="gr1" draw:text-style-name="P2" draw:layer="layout" svg:width="2.921cm" svg:height="1.318cm" svg:x="5.442cm" svg:y="1.154cm">
          <draw:text-box>
            <text:p text:style-name="P1"><text:span text:style-name="T1">پشته</text:span></text:p>
          </draw:text-box>
        </draw:frame>
        <draw:custom-shape draw:style-name="gr2" draw:text-style-name="P3" draw:layer="layout" svg:width="4.091cm" svg:height="1.524cm" svg:x="1.1cm" svg:y="2.7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2.778cm">
          <draw:text-box>
            <text:p text:style-name="P4"><text:span text:style-name="T2">2 4 * 9 5 + -</text:span></text:p>
          </draw:text-box>
        </draw:frame>
        <draw:custom-shape draw:style-name="gr2" draw:text-style-name="P3" draw:layer="layout" svg:width="4.091cm" svg:height="1.524cm" svg:x="1.1cm" svg:y="5.7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5.778cm">
          <draw:text-box>
            <text:p text:style-name="P6"><text:span text:style-name="T2">4 * 9 5 + -</text:span></text:p>
          </draw:text-box>
        </draw:frame>
        <draw:custom-shape draw:style-name="gr2" draw:text-style-name="P3" draw:layer="layout" svg:width="4.091cm" svg:height="1.524cm" svg:x="1.1cm" svg:y="8.7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8.778cm">
          <draw:text-box>
            <text:p text:style-name="P6"><text:span text:style-name="T2">* 9 5 + -</text:span></text:p>
          </draw:text-box>
        </draw:frame>
        <draw:custom-shape draw:style-name="gr2" draw:text-style-name="P3" draw:layer="layout" svg:width="4.091cm" svg:height="1.524cm" svg:x="1.1cm" svg:y="11.7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11.778cm">
          <draw:text-box>
            <text:p text:style-name="P6"><text:span text:style-name="T2">9 5 + -</text:span></text:p>
          </draw:text-box>
        </draw:frame>
        <draw:custom-shape draw:style-name="gr2" draw:text-style-name="P3" draw:layer="layout" svg:width="4.091cm" svg:height="1.524cm" svg:x="1.1cm" svg:y="14.7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14.778cm">
          <draw:text-box>
            <text:p text:style-name="P6"><text:span text:style-name="T2">5 + -</text:span></text:p>
          </draw:text-box>
        </draw:frame>
        <draw:custom-shape draw:style-name="gr2" draw:text-style-name="P3" draw:layer="layout" svg:width="4.091cm" svg:height="1.524cm" svg:x="1.1cm" svg:y="17.7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17.778cm">
          <draw:text-box>
            <text:p text:style-name="P6"><text:span text:style-name="T2">+ -</text:span></text:p>
          </draw:text-box>
        </draw:frame>
        <draw:custom-shape draw:style-name="gr2" draw:text-style-name="P3" draw:layer="layout" svg:width="4.091cm" svg:height="1.524cm" svg:x="1.1cm" svg:y="20.7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318cm" svg:height="1.524cm" svg:x="1cm" svg:y="20.778cm">
          <draw:text-box>
            <text:p text:style-name="P6"><text:span text:style-name="T2">-</text:span></text:p>
          </draw:text-box>
        </draw:frame>
        <draw:custom-shape draw:style-name="gr2" draw:text-style-name="P3" draw:layer="layout" svg:width="4.091cm" svg:height="1.524cm" svg:x="1.1cm" svg:y="23.778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.318cm" svg:height="1.524cm" svg:x="1cm" svg:y="23.778cm">
          <draw:text-box>
            <text:p text:style-name="P7"><text:span text:style-name="T1">پایان رشت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21:59:00.805569521</meta:creation-date>
    <dc:date>2020-07-12T22:38:13.122844795</dc:date>
    <meta:editing-duration>PT29M2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